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łowa długości linii pionowo, druga połowa pod wskazanym kąte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wzorowane 2 prostymi odcinkami, obliczamy łuk ugięci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 = (położenie wysokości wskaźników wychyłu Beziera) OSIOWO – dopasować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 = odstęp górnego końca od lewej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luk2</text:p>
          </table:table-cell>
          <table:table-cell office:value-type="string" calcext:value-type="string">
            <text:p>tan20</text:p>
          </table:table-cell>
          <table:table-cell table:formula="of:=TAN([.D6])" office:value-type="float" office:value="0.363970234266202" calcext:value-type="float">
            <text:p>0,363970234266202</text:p>
          </table:table-cell>
          <table:table-cell table:formula="of:=PI()/9" office:value-type="float" office:value="0.349065850398866" calcext:value-type="float">
            <text:p>0,349065850398866</text:p>
          </table:table-cell>
          <table:table-cell/>
        </table:table-row>
        <table:table-row table:style-name="ro1">
          <table:table-cell office:value-type="string" calcext:value-type="string">
            <text:p>20st</text:p>
          </table:table-cell>
          <table:table-cell office:value-type="string" calcext:value-type="string">
            <text:p>b+c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table:formula="of:=([.C7]*(POWER([.C6];2)-SQRT(POWER([.C6];2)+1)+1))/POWER([.C6];2)" office:value-type="float" office:value="92.7982083713188" calcext:value-type="float">
            <text:p>92,7982083713188</text:p>
          </table:table-cell>
          <table:table-cell table:style-name="ce5" table:formula="of:=ROUND([.C8])"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7]*(SQRT(POWER([.C6];2)+1)-1)/POWER([.C6];2))" office:value-type="float" office:value="87.2017916286812" calcext:value-type="float">
            <text:p>87,2017916286812</text:p>
          </table:table-cell>
          <table:table-cell table:formula="of:=ROUND([.C9])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formula="of:=([.C7]*(SQRT(POWER([.C6];2)+1)-1)/[.C6])" office:value-type="float" office:value="31.7388565275237" calcext:value-type="float">
            <text:p>31,7388565275237</text:p>
          </table:table-cell>
          <table:table-cell table:style-name="ce6" table:formula="of:=ROUND([.C10]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k3</text:p>
          </table:table-cell>
          <table:table-cell office:value-type="string" calcext:value-type="string">
            <text:p>tan30</text:p>
          </table:table-cell>
          <table:table-cell table:formula="of:=TAN([.D13])" office:value-type="float" office:value="0.577350269189626" calcext:value-type="float">
            <text:p>0,577350269189626</text:p>
          </table:table-cell>
          <table:table-cell table:formula="of:=PI()/6" office:value-type="float" office:value="0.523598775598299" calcext:value-type="float">
            <text:p>0,523598775598299</text:p>
          </table:table-cell>
          <table:table-cell/>
        </table:table-row>
        <table:table-row table:style-name="ro1">
          <table:table-cell office:value-type="string" calcext:value-type="string">
            <text:p>30 st</text:p>
          </table:table-cell>
          <table:table-cell office:value-type="string" calcext:value-type="string">
            <text:p>b+c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table:formula="of:=([.C14]*(POWER([.C13];2)-SQRT(POWER([.C13];2)+1)+1))/POWER([.C13];2)" office:value-type="float" office:value="857.437415779593" calcext:value-type="float">
            <text:p>857,437415779593</text:p>
          </table:table-cell>
          <table:table-cell table:style-name="ce5" table:formula="of:=ROUND([.C15])" office:value-type="float" office:value="857" calcext:value-type="float">
            <text:p>8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14]*(SQRT(POWER([.C13];2)+1)-1)/POWER([.C13];2))" office:value-type="float" office:value="742.562584220407" calcext:value-type="float">
            <text:p>742,562584220407</text:p>
          </table:table-cell>
          <table:table-cell table:formula="of:=ROUND([.C16])" office:value-type="float" office:value="743" calcext:value-type="float">
            <text:p>74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formula="of:=([.C14]*(SQRT(POWER([.C13];2)+1)-1)/[.C13])" office:value-type="float" office:value="428.718707889796" calcext:value-type="float">
            <text:p>428,718707889796</text:p>
          </table:table-cell>
          <table:table-cell table:style-name="ce6" table:formula="of:=ROUND([.C17])" office:value-type="float" office:value="429" calcext:value-type="float">
            <text:p>4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luk4</text:p>
          </table:table-cell>
          <table:table-cell office:value-type="string" calcext:value-type="string">
            <text:p>tan45</text:p>
          </table:table-cell>
          <table:table-cell table:formula="of:=TAN([.D20])" office:value-type="float" office:value="1" calcext:value-type="float">
            <text:p>1</text:p>
          </table:table-cell>
          <table:table-cell table:formula="of:=PI()/4" office:value-type="float" office:value="0.785398163397448" calcext:value-type="float">
            <text:p>0,785398163397448</text:p>
          </table:table-cell>
          <table:table-cell/>
        </table:table-row>
        <table:table-row table:style-name="ro1">
          <table:table-cell office:value-type="string" calcext:value-type="string">
            <text:p>45 st</text:p>
          </table:table-cell>
          <table:table-cell office:value-type="string" calcext:value-type="string">
            <text:p>b+c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table:formula="of:=([.C21]*(POWER([.C20];2)-SQRT(POWER([.C20];2)+1)+1))/POWER([.C20];2)" office:value-type="float" office:value="937.258300203048" calcext:value-type="float">
            <text:p>937,258300203048</text:p>
          </table:table-cell>
          <table:table-cell table:style-name="ce5" table:formula="of:=ROUND([.C22])" office:value-type="float" office:value="937" calcext:value-type="float">
            <text:p>93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21]*(SQRT(POWER([.C20];2)+1)-1)/POWER([.C20];2))" office:value-type="float" office:value="662.741699796952" calcext:value-type="float">
            <text:p>662,741699796952</text:p>
          </table:table-cell>
          <table:table-cell table:formula="of:=ROUND([.C23])" office:value-type="float" office:value="663" calcext:value-type="float">
            <text:p>66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formula="of:=([.C21]*(SQRT(POWER([.C20];2)+1)-1)/[.C20])" office:value-type="float" office:value="662.741699796952" calcext:value-type="float">
            <text:p>662,741699796952</text:p>
          </table:table-cell>
          <table:table-cell table:style-name="ce6" table:formula="of:=ROUND([.C24])" office:value-type="float" office:value="663" calcext:value-type="float">
            <text:p>66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luk6</text:p>
          </table:table-cell>
          <table:table-cell office:value-type="string" calcext:value-type="string">
            <text:p>tan60</text:p>
          </table:table-cell>
          <table:table-cell table:formula="of:=TAN([.D27])" office:value-type="float" office:value="1.73205080756888" calcext:value-type="float">
            <text:p>1,73205080756888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/>
        </table:table-row>
        <table:table-row table:style-name="ro1">
          <table:table-cell office:value-type="string" calcext:value-type="string">
            <text:p>60 st</text:p>
          </table:table-cell>
          <table:table-cell office:value-type="string" calcext:value-type="string">
            <text:p>b+c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table:formula="of:=([.C28]*(POWER([.C27];2)-SQRT(POWER([.C27];2)+1)+1))/POWER([.C27];2)" office:value-type="float" office:value="1066.66666666667" calcext:value-type="float">
            <text:p>1066,66666666667</text:p>
          </table:table-cell>
          <table:table-cell table:style-name="ce5" table:formula="of:=ROUND([.C29])" office:value-type="float" office:value="1067" calcext:value-type="float">
            <text:p>106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28]*(SQRT(POWER([.C27];2)+1)-1)/POWER([.C27];2))" office:value-type="float" office:value="533.333333333333" calcext:value-type="float">
            <text:p>533,333333333333</text:p>
          </table:table-cell>
          <table:table-cell table:formula="of:=ROUND([.C30])" office:value-type="float" office:value="533" calcext:value-type="float">
            <text:p>5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formula="of:=([.C28]*(SQRT(POWER([.C27];2)+1)-1)/[.C27])" office:value-type="float" office:value="923.760430703401" calcext:value-type="float">
            <text:p>923,760430703401</text:p>
          </table:table-cell>
          <table:table-cell table:style-name="ce6" table:formula="of:=ROUND([.C31])" office:value-type="float" office:value="924" calcext:value-type="float">
            <text:p>92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luk7</text:p>
          </table:table-cell>
          <table:table-cell office:value-type="string" calcext:value-type="string">
            <text:p>tan70</text:p>
          </table:table-cell>
          <table:table-cell table:formula="of:=TAN([.D34])" office:value-type="float" office:value="2.74747741945462" calcext:value-type="float">
            <text:p>2,74747741945462</text:p>
          </table:table-cell>
          <table:table-cell table:formula="of:=7*PI()/18" office:value-type="float" office:value="1.22173047639603" calcext:value-type="float">
            <text:p>1,22173047639603</text:p>
          </table:table-cell>
          <table:table-cell/>
        </table:table-row>
        <table:table-row table:style-name="ro1">
          <table:table-cell office:value-type="string" calcext:value-type="string">
            <text:p>70 st</text:p>
          </table:table-cell>
          <table:table-cell office:value-type="string" calcext:value-type="string">
            <text:p>b+c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table:formula="of:=([.C35]*(POWER([.C34];2)-SQRT(POWER([.C34];2)+1)+1))/POWER([.C34];2)" office:value-type="float" office:value="134.126153690913" calcext:value-type="float">
            <text:p>134,126153690913</text:p>
          </table:table-cell>
          <table:table-cell table:style-name="ce5" table:formula="of:=ROUND([.C36])" office:value-type="float" office:value="134" calcext:value-type="float">
            <text:p>13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35]*(SQRT(POWER([.C34];2)+1)-1)/POWER([.C34];2))" office:value-type="float" office:value="45.8738463090868" calcext:value-type="float">
            <text:p>45,8738463090868</text:p>
          </table:table-cell>
          <table:table-cell table:formula="of:=ROUND([.C37])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formula="of:=([.C35]*(SQRT(POWER([.C34];2)+1)-1)/[.C34])" office:value-type="float" office:value="126.037356877748" calcext:value-type="float">
            <text:p>126,037356877748</text:p>
          </table:table-cell>
          <table:table-cell table:style-name="ce6" table:formula="of:=ROUND([.C38])"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luk9</text:p>
          </table:table-cell>
          <table:table-cell office:value-type="string" calcext:value-type="string">
            <text:p>tan90</text:p>
          </table:table-cell>
          <table:table-cell table:formula="of:=TAN([.D41])" office:value-type="float" office:value="1.63312393531954E+016" calcext:value-type="float">
            <text:p>1,63312393531954E+016</text:p>
          </table:table-cell>
          <table:table-cell table:formula="of:=PI()/2" office:value-type="float" office:value="1.5707963267949" calcext:value-type="float">
            <text:p>1,5707963267949</text:p>
          </table:table-cell>
          <table:table-cell/>
        </table:table-row>
        <table:table-row table:style-name="ro1">
          <table:table-cell office:value-type="string" calcext:value-type="string">
            <text:p>90 st</text:p>
          </table:table-cell>
          <table:table-cell office:value-type="string" calcext:value-type="string">
            <text:p>b+c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table:formula="of:=([.C42]*(POWER([.C41];2)-SQRT(POWER([.C41];2)+1)+1))/POWER([.C41];2)" office:value-type="float" office:value="1600" calcext:value-type="float">
            <text:p>1600</text:p>
          </table:table-cell>
          <table:table-cell table:style-name="ce5" table:formula="of:=ROUND([.C43])" office:value-type="float" office:value="1600" calcext:value-type="float">
            <text:p>16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([.C42]*(SQRT(POWER([.C41];2)+1)-1)/POWER([.C41];2))" office:value-type="float" office:value="0.00000000000009797174" calcext:value-type="float">
            <text:p>9,79717439317882E-14</text:p>
          </table:table-cell>
          <table:table-cell table:formula="of:=ROUND([.C4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formula="of:=([.C42]*(SQRT(POWER([.C41];2)+1)-1)/[.C41])" office:value-type="float" office:value="1600" calcext:value-type="float">
            <text:p>1600</text:p>
          </table:table-cell>
          <table:table-cell table:style-name="ce6" table:formula="of:=ROUND([.C45])" office:value-type="float" office:value="1600" calcext:value-type="float">
            <text:p>1600</text:p>
          </table:table-cell>
          <table:table-cell office:value-type="string" calcext:value-type="string">
            <text:p>X</text:p>
          </table:table-cell>
        </table:table-row>
      </table:table>
      <table:table table:name="Arkusz2" table:style-name="ta1">
        <table:table-column table:style-name="co1" table:default-cell-style-name="ce13"/>
        <table:table-column table:style-name="co4" table:number-columns-repeated="5" table:default-cell-style-name="ce13"/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NCATENATE([.$A2];&quot;/&quot;;[.B$1])" office:value-type="string" office:string-value="0/20" calcext:value-type="string">
            <text:p>0/20</text:p>
          </table:table-cell>
          <table:table-cell table:formula="of:=CONCATENATE([.$A2];&quot;/&quot;;[.C$1])" office:value-type="string" office:string-value="0/30" calcext:value-type="string">
            <text:p>0/30</text:p>
          </table:table-cell>
          <table:table-cell table:formula="of:=CONCATENATE([.$A2];&quot;/&quot;;[.D$1])" office:value-type="string" office:string-value="0/45" calcext:value-type="string">
            <text:p>0/45</text:p>
          </table:table-cell>
          <table:table-cell table:formula="of:=CONCATENATE([.$A2];&quot;/&quot;;[.E$1])" office:value-type="string" office:string-value="0/60" calcext:value-type="string">
            <text:p>0/60</text:p>
          </table:table-cell>
          <table:table-cell table:formula="of:=CONCATENATE([.$A2];&quot;/&quot;;[.F$1])" office:value-type="string" office:string-value="0/90" calcext:value-type="string">
            <text:p>0/9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CONCATENATE([.$A3];&quot;/&quot;;[.B$1]+[.$A3])" office:value-type="string" office:string-value="20/40" calcext:value-type="string">
            <text:p>20/40</text:p>
          </table:table-cell>
          <table:table-cell table:formula="of:=CONCATENATE([.$A3];&quot;/&quot;;[.C$1]+[.$A3])" office:value-type="string" office:string-value="20/50" calcext:value-type="string">
            <text:p>20/50</text:p>
          </table:table-cell>
          <table:table-cell table:formula="of:=CONCATENATE([.$A3];&quot;/&quot;;[.D$1]+[.$A3])" office:value-type="string" office:string-value="20/65" calcext:value-type="string">
            <text:p>20/65</text:p>
          </table:table-cell>
          <table:table-cell table:formula="of:=CONCATENATE([.$A3];&quot;/&quot;;[.E$1]+[.$A3])" office:value-type="string" office:string-value="20/80" calcext:value-type="string">
            <text:p>20/80</text:p>
          </table:table-cell>
          <table:table-cell table:formula="of:=CONCATENATE([.$A3];&quot;/&quot;;[.F$1]+[.$A3])" office:value-type="string" office:string-value="20/110" calcext:value-type="string">
            <text:p>20/11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CONCATENATE([.$A4];&quot;/&quot;;[.B$1]+[.$A4])" office:value-type="string" office:string-value="30/50" calcext:value-type="string">
            <text:p>30/50</text:p>
          </table:table-cell>
          <table:table-cell table:formula="of:=CONCATENATE([.$A4];&quot;/&quot;;[.C$1]+[.$A4])" office:value-type="string" office:string-value="30/60" calcext:value-type="string">
            <text:p>30/60</text:p>
          </table:table-cell>
          <table:table-cell table:formula="of:=CONCATENATE([.$A4];&quot;/&quot;;[.D$1]+[.$A4])" office:value-type="string" office:string-value="30/75" calcext:value-type="string">
            <text:p>30/75</text:p>
          </table:table-cell>
          <table:table-cell table:formula="of:=CONCATENATE([.$A4];&quot;/&quot;;[.E$1]+[.$A4])" office:value-type="string" office:string-value="30/90" calcext:value-type="string">
            <text:p>30/90</text:p>
          </table:table-cell>
          <table:table-cell table:formula="of:=CONCATENATE([.$A4];&quot;/&quot;;[.F$1]+[.$A4])" office:value-type="string" office:string-value="30/120" calcext:value-type="string">
            <text:p>30/12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CONCATENATE([.$A5];&quot;/&quot;;[.B$1]+[.$A5])" office:value-type="string" office:string-value="45/65" calcext:value-type="string">
            <text:p>45/65</text:p>
          </table:table-cell>
          <table:table-cell table:formula="of:=CONCATENATE([.$A5];&quot;/&quot;;[.C$1]+[.$A5])" office:value-type="string" office:string-value="45/75" calcext:value-type="string">
            <text:p>45/75</text:p>
          </table:table-cell>
          <table:table-cell table:formula="of:=CONCATENATE([.$A5];&quot;/&quot;;[.D$1]+[.$A5])" office:value-type="string" office:string-value="45/90" calcext:value-type="string">
            <text:p>45/90</text:p>
          </table:table-cell>
          <table:table-cell table:formula="of:=CONCATENATE([.$A5];&quot;/&quot;;[.E$1]+[.$A5])" office:value-type="string" office:string-value="45/105" calcext:value-type="string">
            <text:p>45/105</text:p>
          </table:table-cell>
          <table:table-cell table:formula="of:=CONCATENATE([.$A5];&quot;/&quot;;[.F$1]+[.$A5])" office:value-type="string" office:string-value="45/135" calcext:value-type="string">
            <text:p>45/13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CONCATENATE([.$A6];&quot;/&quot;;[.B$1]+[.$A6])" office:value-type="string" office:string-value="60/80" calcext:value-type="string">
            <text:p>60/80</text:p>
          </table:table-cell>
          <table:table-cell table:formula="of:=CONCATENATE([.$A6];&quot;/&quot;;[.C$1]+[.$A6])" office:value-type="string" office:string-value="60/90" calcext:value-type="string">
            <text:p>60/90</text:p>
          </table:table-cell>
          <table:table-cell table:formula="of:=CONCATENATE([.$A6];&quot;/&quot;;[.D$1]+[.$A6])" office:value-type="string" office:string-value="60/105" calcext:value-type="string">
            <text:p>60/105</text:p>
          </table:table-cell>
          <table:table-cell table:formula="of:=CONCATENATE([.$A6];&quot;/&quot;;[.E$1]+[.$A6])" office:value-type="string" office:string-value="60/120" calcext:value-type="string">
            <text:p>60/120</text:p>
          </table:table-cell>
          <table:table-cell table:formula="of:=CONCATENATE([.$A6];&quot;/&quot;;[.F$1]+[.$A6])" office:value-type="string" office:string-value="60/150" calcext:value-type="string">
            <text:p>60/15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CONCATENATE([.$A7];&quot;/&quot;;[.B$1]+[.$A7])" office:value-type="string" office:string-value="90/110" calcext:value-type="string">
            <text:p>90/110</text:p>
          </table:table-cell>
          <table:table-cell table:formula="of:=CONCATENATE([.$A7];&quot;/&quot;;[.C$1]+[.$A7])" office:value-type="string" office:string-value="90/120" calcext:value-type="string">
            <text:p>90/120</text:p>
          </table:table-cell>
          <table:table-cell table:formula="of:=CONCATENATE([.$A7];&quot;/&quot;;[.D$1]+[.$A7])" office:value-type="string" office:string-value="90/135" calcext:value-type="string">
            <text:p>90/135</text:p>
          </table:table-cell>
          <table:table-cell table:formula="of:=CONCATENATE([.$A7];&quot;/&quot;;[.E$1]+[.$A7])" office:value-type="string" office:string-value="90/150" calcext:value-type="string">
            <text:p>90/150</text:p>
          </table:table-cell>
          <table:table-cell table:formula="of:=CONCATENATE([.$A7];&quot;/&quot;;[.F$1]+[.$A7])" office:value-type="string" office:string-value="90/180" calcext:value-type="string">
            <text:p>90/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4:45:16.417256307</meta:creation-date>
    <dc:date>2024-06-03T12:42:30.789701763</dc:date>
    <meta:editing-duration>PT45M32S</meta:editing-duration>
    <meta:editing-cycles>11</meta:editing-cycles>
    <meta:generator>LibreOffice/7.3.7.2$Linux_X86_64 LibreOffice_project/30$Build-2</meta:generator>
    <meta:document-statistic meta:table-count="2" meta:cell-count="158" meta:object-count="0"/>
  </office:meta>
</office:document-meta>
</file>